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347" officeooo:paragraph-rsid="001ae347"/>
    </style:style>
    <style:style style:name="P2" style:family="paragraph" style:parent-style-name="Standard">
      <style:text-properties officeooo:rsid="001ced00" officeooo:paragraph-rsid="001ced00"/>
    </style:style>
    <style:style style:name="P3" style:family="paragraph" style:parent-style-name="Standard">
      <style:text-properties officeooo:rsid="001d9c21" officeooo:paragraph-rsid="001d9c21"/>
    </style:style>
    <style:style style:name="P4" style:family="paragraph" style:parent-style-name="Standard">
      <style:text-properties officeooo:rsid="001e539e" officeooo:paragraph-rsid="001e539e"/>
    </style:style>
    <style:style style:name="P5" style:family="paragraph" style:parent-style-name="Standard">
      <style:text-properties officeooo:rsid="0020470f" officeooo:paragraph-rsid="0020470f"/>
    </style:style>
    <style:style style:name="P6" style:family="paragraph" style:parent-style-name="Standard">
      <style:text-properties officeooo:rsid="00220cba" officeooo:paragraph-rsid="00220cba"/>
    </style:style>
    <style:style style:name="T1" style:family="text">
      <style:text-properties officeooo:rsid="00220c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 cluster</text:p>
      <text:p text:style-name="P1">squeue -p GPU-DEPINFO</text:p>
      <text:p text:style-name="P1"/>
      <text:p text:style-name="P2">mkdir test</text:p>
      <text:p text:style-name="P2">cd ./test</text:p>
      <text:p text:style-name="P2">vi file.sh</text:p>
      <text:p text:style-name="P2"><text:tab/>in the file:</text:p>
      <text:p text:style-name="P2">#!/bin/bash</text:p>
      <text:p text:style-name="P2"/>
      <text:p text:style-name="P2">#SBATCH -n 1</text:p>
      <text:p text:style-name="P2">#SBATCH -p GPU-DEPINFO</text:p>
      <text:p text:style-name="P2">#SBATCH --gres=gpu:1</text:p>
      <text:p text:style-name="P2">#SBATCH --mem=15G (number of memory)</text:p>
      <text:p text:style-name="P3">#SBATCH -J test-python (name of the job)</text:p>
      <text:p text:style-name="P3">#SBATCH -o fc-output-%j.log (output file)</text:p>
      <text:p text:style-name="P4">#SBATCH -t 5:00:00 (time to run (here hours, but x-0 is day)</text:p>
      <text:p text:style-name="P2">source ~/torch-venv/bin/activate</text:p>
      <text:p text:style-name="P2"/>
      <text:p text:style-name="P2">srun --exclusive python3 main.py</text:p>
      <text:p text:style-name="P2"/>
      <text:p text:style-name="P2"/>
      <text:p text:style-name="P2"/>
      <text:p text:style-name="P4">copy a file in the cluster</text:p>
      <text:p text:style-name="P4">scp main.py cluster:</text:p>
      <text:p text:style-name="P4">scp -r folder cluster:</text:p>
      <text:p text:style-name="P4"/>
      <text:p text:style-name="P5">sbatch file.sh <text:span text:style-name="T1">(start a job)</text:span></text:p>
      <text:p text:style-name="P5"/>
      <text:p text:style-name="P6">scancel [JOBID] (cancel a script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4:02:45.737038878</meta:creation-date>
    <meta:generator>LibreOffice/7.3.7.2$Linux_X86_64 LibreOffice_project/30$Build-2</meta:generator>
    <dc:date>2024-04-22T15:45:42.334641568</dc:date>
    <meta:editing-duration>PT1H42M54S</meta:editing-duration>
    <meta:editing-cycles>7</meta:editing-cycles>
    <meta:document-statistic meta:table-count="0" meta:image-count="0" meta:object-count="0" meta:page-count="1" meta:paragraph-count="21" meta:word-count="84" meta:character-count="509" meta:non-whitespace-character-count="448"/>
  </office:meta>
</office:document-meta>
</file>